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versableSourceDescriptionGenerator.pushSourcePermissions( RestrictableSource sourc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TraversableSourceDescriptionGenerator.pushSourceLocks( LockableSource 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TraversableSourceDescriptionGenerator.pushSourceProperties( InspectableSource 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raversableSourceDescriptionGenerator.setNodeAttributes( TraversableSource sourc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TraversableSourceDescriptionGenerator.setup( SourceResolver resolver , Map objectModel , String location , 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raversableSourceDescriptionGenerator.addContent( TraversableSource sourc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